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Leah Asch; Isaac M. Asch; Sinas Zellner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2"/>
      <text:p text:style-name="P3">Brethren! <text:s/>Do not consider me an interloper. <text:s/>To encroach/ on another man's rights--always an unpardonable offence--/ would indeed be a heinous sin at such an hour, and upon/ an occasion so indescribably sad. <text:s/>But I conceive that/ the family from whom this lovely Jewess sprung, and that/ <text:span text:style-name="T2">with</text:span><text:span text:style-name="T3"> to whom she became allied, have claims on every token/ of sympathy, which a fellow-believer in the religion they have/ ever honored, may desire to </text:span><text:span text:style-name="T2">offer</text:span><text:span text:style-name="T3"> express. <text:s/>And to signify thus openly/ a friend's sincere condolence, is the sole object of my speaking./ <text:s/>Leah Asch grown mid our community, beloved by all, who/ knew her, for that gentleness of spirit, which her comely face/ mirrored forth; Leah Asch, before she had assumed new/ duties towards this, now disconsolate, Israelite, gave pro-/-mise of a life tending ceaselessly to noble ends./ <text:s/>Ready to fly the needle, that the children of the indigent/ might be suitably clad, willing to impart gratuitously/ to our sons and daughters the knowledge she </text:span><text:span text:style-name="T2">possessed</text:span><text:span text:style-name="T3"> had acquired/ of the good old book; prompted instinctively to lend/ her countenance and institutions of beneficence, she elicited/ respect, and evoked prayful wishes for her happiness./</text:span></text:p>
      <text:p text:style-name="P3"><text:span text:style-name="T3"/></text:p>
      <text:p text:style-name="P3"><text:span text:style-name="T3">[Page 2]</text:span></text:p>
      <text:p text:style-name="P3"><text:span text:style-name="T3">Many hearts beat in unison with that of the devoted father, and/ the mother of affection as well as adoption, when </text:span><text:span text:style-name="T2">she</text:span><text:span text:style-name="T3"> the deceased/ had entered a new sphere of actions. <text:s/>Her correct education/ drawn from the </text:span><text:span text:style-name="T2">unfallible</text:span><text:span text:style-name="T3"> unfailing source of Truth, heightened the/ hope, that as a wife and a future mother in Israel, her/ demeanour would prove a spring of perennial blessings./ <text:s/>She possessed all the </text:span><text:soft-page-break/><text:span text:style-name="T3">qualifications, whereby to secure/ her husband's felicity, and withal the capacity to in-/-fluence him righteously. <text:s/>What a household might she/ not have raised to shed lustre on the congregation of/ the Lord! <text:s/>How lasting might have been the effects of a/ woman's pious endeavours and godly example!..../ Alas! with this coffin </text:span><text:span text:style-name="T2">are this</text:span><text:span text:style-name="T3"> will to day </text:span><text:span text:style-name="T2">to</text:span><text:span text:style-name="T3"> be buried the glowing/ anticipations of parents, husband, brother, even the well-/founded expectations of a Hebrew community. <text:s/>Was/ the loveable being enshrined therein too pure for the corrupt/ world? <text:s/>Were we undeserving of her association? <text:s/>Or, was/ an angelic creature wanted above to fulfil some celest-/-ial mission? <text:s/>Oh! that we could tear asunder the impenetrable/ veil cast over our vision! <text:s/>Perhaps the tears, which now/ copiously flow would dry at the rising in our horizon/ of a sun of joy. <text:s/>We would see that the heavens </text:span><text:span text:style-name="T2">have</text:span><text:span text:style-name="T3"> claimed/</text:span></text:p>
      <text:p text:style-name="P3"><text:span text:style-name="T3"/></text:p>
      <text:p text:style-name="P3"><text:span text:style-name="T3">[Page 3]</text:span></text:p>
      <text:p text:style-name="P3"><text:span text:style-name="T3">their own to crown it with immortal glory. <text:s/>But because/ we are earthy and earth-bound; because we cannot fathom/ the ways of Him who is all-just; "the God of truth, in whom there is/ no inequity," therefore grief bends us beneath its weight, and we/ bewail our lot as melancholy in the extreme./</text:span></text:p>
      <text:p text:style-name="P3"><text:span text:style-name="T3">My bereaved friends! <text:s/>Could the power of human speech uplift you/ from the sorrow into which you have been plunged, I would call/ to my aid the language most fitting to compass that object./ <text:s/>But I can only mourn with you. <text:s/>I can but express feelings/ of deep sympathy; feelings representing what a vast number/ of your coreligionists experience, because of this irreparable loss./ <text:s/>May the Compassionate Lord look down towards you benig-/-</text:span><text:span text:style-name="T2">g</text:span><text:span text:style-name="T3">nantly, and dispell[sic!] the gloom, which mortals cannot/ fling away. <text:s/>He--the author of all things, has dispossessed/ you of a treasure, but at His bidding a stow of abundant/ gladness may yet open, and spiritually enrich your ex-/-istence. <text:s/>Family of Isaac M. Asch;--Sinas/ Zellner, man of sorrow! <text:s/>It is my vocation to preach fortitude;/ but in this instance I cannot add a tittle to the teaching/ you have early imbibed. <text:s/>Recall it at a time you/ are so sorely tried, and let it be your stay, your/ staunch support./</text:span></text:p>
      <text:p text:style-name="P3"><text:span text:style-name="T3"/></text:p>
      <text:p text:style-name="P3"><text:span text:style-name="T3">[Page 4]</text:span></text:p>
      <text:p text:style-name="P3"><text:span text:style-name="T3">That parental instruction will speak now of the ineffable/ satisfaction derived from having arisen superior to worldly/ vicissitudes. <text:s/>It will speak also of the fleetness of life, and /the folly of depending on the morrow. <text:s/>It will say to/ you that they have lived the longest, who devoted their </text:span><text:span text:style-name="T2">fina</text:span><text:span text:style-name="T3"> years/ to the performance of good. <text:s/></text:span><text:span text:style-name="T2">It</text:span><text:span text:style-name="T3"> That instruction will impress still more/ indelibly on your minds the sentence of the Sages, that our/ abode here below is but a lingering at the porch of </text:span><text:span text:style-name="T2">a great</text:span><text:span text:style-name="T3"> the Kings'/ palace; that we must be ever prepared for the royal summons/ by making ourselves ready while in the entrance-way./ <text:s/>And when the keeness[sic!] of the present affliction shall have lessened,/ you will raise the eyes of faith upon high, and see the dear/ object you now bemoan in the enjoyment of the reward/ reserved to filial reverence, connubial fidelity, and the pursuit of/ </text:span><text:span text:style-name="T2">Jewish</text:span><text:span text:style-name="T3"> practices ever acceptable to Israel's God. <text:s/>You will then acknow-/-ledge in the words of the book which the faithful were reading on/ the mournful day Leah departed hence, that "the Lord is good unto/ those what hope in Him, to the soul that seeketh Him;" and like/ Jeremiah each of you will also exclaim. <text:s/>"The Lord is my portion, saith my/ soul, therefore will I want for Him," 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1:20:36.81</meta:creation-date>
    <meta:document-statistic meta:table-count="0" meta:image-count="0" meta:object-count="0" meta:page-count="3" meta:paragraph-count="70" meta:word-count="1022" meta:character-count="6385"/>
    <dc:date>2012-11-06T11:43:12.51</dc:date>
    <meta:editing-duration>PT7M25S</meta:editing-duration>
    <meta:editing-cycles>1</meta:editing-cycles>
    <meta:generator>OpenOffice.org/3.4.1$Win32 OpenOffice.org_project/341m1$Build-9593</meta:generator>
  </office:meta>
</office:document-meta>
</file>